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6.2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7cm" fo:min-width="6.2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6.267cm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768cm" svg:height="1.806cm" svg:x="2.108cm" svg:y="2.32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69cm" svg:height="1.807cm" svg:x="2.09cm" svg:y="6.251cm">
          <text:p text:style-name="P1">Event servi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767cm" svg:height="1.806cm" svg:x="2.123cm" svg:y="10.259cm">
          <text:p text:style-name="P1">Polling servi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59cm" svg:y1="7.154cm" svg:x2="8.89cm" svg:y2="11.162cm" draw:start-shape="id1" draw:end-shape="id2" draw:end-glue-point="1" svg:d="M8859 7154h531v4008h-500" svg:viewBox="0 0 532 4009">
          <text:p text:style-name="P1">Semaphore</text:p>
        </draw:connector>
        <draw:connector draw:style-name="gr5" draw:text-style-name="P2" draw:layer="layout" svg:x1="2.123cm" svg:y1="11.162cm" svg:x2="2.09cm" svg:y2="7.154cm" draw:start-shape="id2" draw:end-shape="id1" draw:end-glue-point="3" svg:d="M2123 11162h-535v-4008h502" svg:viewBox="0 0 536 4009">
          <text:p text:style-name="P1">Task</text:p>
        </draw:connector>
        <draw:connector draw:style-name="gr6" draw:text-style-name="P2" draw:layer="layout" svg:x1="5.492cm" svg:y1="4.128cm" svg:x2="5.474cm" svg:y2="6.251cm" draw:start-shape="id3" draw:end-shape="id1" svg:d="M5492 4128v1061h-18v1062" svg:viewBox="0 0 19 2124">
          <text:p text:style-name="P1">Pollerloop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SC" style:font-family-asian="'Noto Serif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01:05:46.043879572</meta:creation-date>
    <dc:date>2022-08-12T01:19:05.818057566</dc:date>
    <meta:editing-duration>PT13M19S</meta:editing-duration>
    <meta:editing-cycles>4</meta:editing-cycles>
    <meta:generator>LibreOffice/7.2.5.1$Linux_X86_64 LibreOffice_project/20$Build-1</meta:generator>
    <meta:document-statistic meta:object-count="6"/>
  </office:meta>
</office:document-meta>
</file>